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5-09-0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5-06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5-03-1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4-12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4-09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4-06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4-03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3-12-1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3-09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3-06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3-03-1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2-12-1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2-09-2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2-06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2-03-0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1-12-06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1-09-1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1-06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1-03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0-12-0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20-10-0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9-12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9-09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9-06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9-03-1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8-12-1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8-09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8-06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8-03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7-12-0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7-09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7-06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7-03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7-01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6-09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6-06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6-04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5-12-0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5-09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5-06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5-03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4-12-1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4-09-1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4-06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4-03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3-12-1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3-09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3-06-2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3-03-2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2-12-1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2-09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2-06-2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2-03-02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1-12-13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1-09-1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1-06-1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1-03-16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0-12-11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0-09-09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0-06-0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10-03-04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9-12-09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9-08-2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9-06-0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9-03-1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8-12-0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8-09-0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8-06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8-03-0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7-12-05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7-09-05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7-06-01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7-03-1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6-12-0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6-09-1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6-06-0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6-03-0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5-12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5-09-02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5-06-0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5-03-0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4-11-03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4-09-02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4-07-01 0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4-05-0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4-03-02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12-31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10-2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09-0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06-2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04-24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3-02-26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12-30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10-3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08-2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06-1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04-2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2-02-2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12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10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08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06-14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04-2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1-02-2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12-1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10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8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6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4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4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2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2000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11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10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9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8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7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6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5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4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3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9-01-2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8-10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9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56122295801</text:p>
          </table:table-cell>
          <table:table-cell office:value-type="string" calcext:value-type="string">
            <text:p>01S/02E-01AAC</text:p>
          </table:table-cell>
          <table:table-cell office:value-type="string" calcext:value-type="string">
            <text:p>197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